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RawEPS.ImageRawEPS( ImageInfo info ,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RawEPS.ImageRawEPS( ImageInfo info , InputStreamFactory stream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RawEPS.getBoundingBo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